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eba" officeooo:paragraph-rsid="00076eba"/>
    </style:style>
    <style:style style:name="P2" style:family="paragraph" style:parent-style-name="Standard">
      <style:text-properties officeooo:rsid="0009d13d" officeooo:paragraph-rsid="0009d13d"/>
    </style:style>
    <style:style style:name="P3" style:family="paragraph" style:parent-style-name="Standard" style:list-style-name="L1">
      <style:text-properties officeooo:rsid="00076eba" officeooo:paragraph-rsid="00076eba"/>
    </style:style>
    <style:style style:name="P4" style:family="paragraph" style:parent-style-name="Standard" style:list-style-name="L2">
      <style:text-properties officeooo:rsid="00076eba" officeooo:paragraph-rsid="00076eba"/>
    </style:style>
    <style:style style:name="P5" style:family="paragraph" style:parent-style-name="Standard" style:list-style-name="L2">
      <style:text-properties officeooo:rsid="00089566" officeooo:paragraph-rsid="00089566"/>
    </style:style>
    <style:style style:name="P6" style:family="paragraph" style:parent-style-name="Standard" style:list-style-name="L3">
      <style:text-properties officeooo:rsid="0009d13d" officeooo:paragraph-rsid="0009d13d"/>
    </style:style>
    <style:style style:name="P7" style:family="paragraph" style:parent-style-name="Standard">
      <style:text-properties officeooo:rsid="000ba52b" officeooo:paragraph-rsid="000ba52b"/>
    </style:style>
    <style:style style:name="P8" style:family="paragraph" style:parent-style-name="Standard" style:list-style-name="L4">
      <style:text-properties officeooo:rsid="000ba52b" officeooo:paragraph-rsid="000ba52b"/>
    </style:style>
    <style:style style:name="P9" style:family="paragraph" style:parent-style-name="Standard">
      <style:text-properties officeooo:rsid="000da00b" officeooo:paragraph-rsid="000da00b"/>
    </style:style>
    <style:style style:name="P10" style:family="paragraph" style:parent-style-name="Standard" style:list-style-name="L5">
      <style:text-properties officeooo:rsid="00105cc9" officeooo:paragraph-rsid="00105cc9"/>
    </style:style>
    <style:style style:name="P11" style:family="paragraph" style:parent-style-name="Standard">
      <style:text-properties officeooo:rsid="001195e4" officeooo:paragraph-rsid="001195e4"/>
    </style:style>
    <style:style style:name="P12" style:family="paragraph" style:parent-style-name="Standard" style:list-style-name="L6">
      <style:text-properties officeooo:rsid="001195e4" officeooo:paragraph-rsid="001195e4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1.1 – Programming Paradigms</text:p>
      <text:list xml:id="list4106048884" text:style-name="L1">
        <text:list-item>
          <text:p text:style-name="P3">main programming paradigms – imperative, functional, and logic </text:p>
          <text:list>
            <text:list-item>
              <text:p text:style-name="P3">Imperative </text:p>
              <text:list>
                <text:list-item>
                  <text:p text:style-name="P3">modifying mutable variables </text:p>
                </text:list-item>
                <text:list-item>
                  <text:p text:style-name="P3">using assignments</text:p>
                </text:list-item>
                <text:list-item>
                  <text:p text:style-name="P3">control structures such as conditional </text:p>
                </text:list-item>
                <text:list-item>
                  <text:p text:style-name="P3">It is limited by the bottleneck and to help that would need to develop theories of collections </text:p>
                  <text:list>
                    <text:list-item>
                      <text:p text:style-name="P3">avoids mutations and concentrate on operators expressed as functions </text:p>
                    </text:list-item>
                  </text:list>
                </text:list-item>
              </text:list>
            </text:list-item>
            <text:list-item>
              <text:p text:style-name="P3">functional </text:p>
              <text:list>
                <text:list-item>
                  <text:p text:style-name="P3">does not have everything that imperative have and it enables the construction of elegant programs that focus on function</text:p>
                  <text:list>
                    <text:list-item>
                      <text:p text:style-name="P3">functions are first class citizens that can be expressed as parameters</text:p>
                    </text:list-item>
                  </text:list>
                </text:list-item>
              </text:list>
            </text:list-item>
          </text:list>
        </text:list-item>
      </text:list>
      <text:p text:style-name="P1">Lecture 1.2 – Elements of Programming </text:p>
      <text:list xml:id="list1223224442" text:style-name="L2">
        <text:list-item>
          <text:p text:style-name="P4">Functional programming is seen like a calculator (REPL – read-eval-print-loop)</text:p>
          <text:list>
            <text:list-item>
              <text:p text:style-name="P5">scala – to open the console </text:p>
            </text:list-item>
            <text:list-item>
              <text:p text:style-name="P5">sbt console to do the same</text:p>
            </text:list-item>
          </text:list>
        </text:list-item>
        <text:list-item>
          <text:p text:style-name="P5">evaluation </text:p>
          <text:list>
            <text:list-item>
              <text:p text:style-name="P5">take the leftmost operator and evaluate its operands left to right </text:p>
            </text:list-item>
            <text:list-item>
              <text:p text:style-name="P5">apply the operator to the operands</text:p>
            </text:list-item>
            <text:list-item>
              <text:p text:style-name="P5">ex. (2 * pi) * r == ( 2 * 3.14) * radius </text:p>
              <text:list>
                <text:list-item>
                  <text:p text:style-name="P5">6.28 * radius </text:p>
                </text:list-item>
              </text:list>
            </text:list-item>
            <text:list-item>
              <text:p text:style-name="P5">This is called substitution model or the lambda calculus </text:p>
              <text:list>
                <text:list-item>
                  <text:p text:style-name="P5">evaluate by reduction of an expression to a value</text:p>
                </text:list-item>
              </text:list>
            </text:list-item>
          </text:list>
        </text:list-item>
        <text:list-item>
          <text:p text:style-name="P5">call-by-name and call-by-value </text:p>
          <text:list>
            <text:list-item>
              <text:p text:style-name="P5">both strategies reduce to the same final values as long as </text:p>
              <text:list>
                <text:list-item>
                  <text:p text:style-name="P5">the reduced expression consists of pure functions, and </text:p>
                </text:list-item>
                <text:list-item>
                  <text:p text:style-name="P5">both evaluations terminate </text:p>
                </text:list-item>
              </text:list>
            </text:list-item>
            <text:list-item>
              <text:p text:style-name="P5">1<text:span text:style-name="T1">st</text:span> – it evaluates every function argument only once </text:p>
            </text:list-item>
            <text:list-item>
              <text:p text:style-name="P5">2<text:span text:style-name="T1">nd</text:span> – function args is not evaluated if the corresponding parameter is unused in the evaluation of the function body</text:p>
            </text:list-item>
          </text:list>
        </text:list-item>
      </text:list>
      <text:p text:style-name="P2">Lecture 1.3 – Evaluation Strategies and Termination </text:p>
      <text:list xml:id="list2010869977" text:style-name="L3">
        <text:list-item>
          <text:p text:style-name="P6">Termination – CBV termination is basically CBN or not in the same direction. </text:p>
          <text:list>
            <text:list-item>
              <text:p text:style-name="P6">It is not in the same direction of termination</text:p>
            </text:list-item>
          </text:list>
        </text:list-item>
        <text:list-item>
          <text:p text:style-name="P6">Scala normally uses call-by-value </text:p>
        </text:list-item>
      </text:list>
      <text:p text:style-name="P7">Lecture 1.4 – Conditionals </text:p>
      <text:list xml:id="list2063376384" text:style-name="L4">
        <text:list-item>
          <text:p text:style-name="P8">same style as java and all the other languages </text:p>
          <text:list>
            <text:list-item>
              <text:p text:style-name="P8">if (x &gt; 10) x else y</text:p>
            </text:list-item>
          </text:list>
        </text:list-item>
      </text:list>
      <text:p text:style-name="P9">Lecture 1.6 – Lexical Scope and Blocks</text:p>
      <text:list xml:id="list2293438093" text:style-name="L5">
        <text:list-item>
          <text:p text:style-name="P10">same style as cpp</text:p>
        </text:list-item>
      </text:list>
      <text:p text:style-name="P11">Lecture 1.7 – Tail Recursion</text:p>
      <text:list xml:id="list301868311" text:style-name="L6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11:45.200245964</meta:creation-date>
    <dc:date>2018-10-29T01:25:01.543720572</dc:date>
    <meta:editing-duration>PT24M58S</meta:editing-duration>
    <meta:editing-cycles>4</meta:editing-cycles>
    <meta:generator>LibreOffice/6.1.2.1$Linux_X86_64 LibreOffice_project/2a903a68781eadf02ae41484151e885393b7fee3</meta:generator>
    <meta:document-statistic meta:table-count="0" meta:image-count="0" meta:object-count="0" meta:page-count="1" meta:paragraph-count="39" meta:word-count="305" meta:character-count="1794" meta:non-whitespace-character-count="1524"/>
  </office:meta>
</office:document-meta>
</file>